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5917000034FE9E63E8AA.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Monotype Corsiva" fo:font-size="18pt" fo:language="en" fo:country="GB" fo:font-style="normal" fo:font-weight="normal" officeooo:rsid="002ea186" officeooo:paragraph-rsid="002ea186" style:font-size-asian="15.75pt" style:font-style-asian="normal" style:font-weight-asian="normal" style:font-size-complex="18pt" style:font-style-complex="normal" style:font-weight-complex="normal"/>
    </style:style>
    <style:style style:name="P2" style:family="paragraph" style:parent-style-name="Standard">
      <style:paragraph-properties fo:text-align="start" style:justify-single-word="false"/>
      <style:text-properties style:font-name="Monotype Corsiva" fo:font-size="18pt" fo:language="en" fo:country="GB" fo:font-style="normal" fo:font-weight="normal" officeooo:rsid="00306e00" officeooo:paragraph-rsid="00306e00" style:font-size-asian="15.75pt" style:font-style-asian="normal" style:font-weight-asian="normal" style:font-size-complex="18pt" style:font-style-complex="normal" style:font-weight-complex="normal"/>
    </style:style>
    <style:style style:name="P3" style:family="paragraph" style:parent-style-name="Standard">
      <style:paragraph-properties fo:text-align="start" style:justify-single-word="false"/>
      <style:text-properties style:font-name="Monotype Corsiva" fo:font-size="18pt" fo:language="en" fo:country="GB" fo:font-style="normal" fo:font-weight="normal" officeooo:rsid="003a64e1" officeooo:paragraph-rsid="003a64e1" style:font-size-asian="15.75pt" style:font-style-asian="normal" style:font-weight-asian="normal" style:font-size-complex="18pt" style:font-style-complex="normal" style:font-weight-complex="normal"/>
    </style:style>
    <style:style style:name="P4" style:family="paragraph" style:parent-style-name="Standard">
      <style:paragraph-properties fo:text-align="start" style:justify-single-word="false"/>
      <style:text-properties style:font-name="Monotype Corsiva" fo:font-size="18pt" fo:language="en" fo:country="GB" fo:font-style="normal" fo:font-weight="normal" officeooo:rsid="0033a336" officeooo:paragraph-rsid="0033a336" style:font-size-asian="15.75pt" style:font-style-asian="normal" style:font-weight-asian="normal" style:font-size-complex="18pt" style:font-style-complex="normal" style:font-weight-complex="normal"/>
    </style:style>
    <style:style style:name="P5" style:family="paragraph" style:parent-style-name="Standard">
      <style:paragraph-properties fo:text-align="start" style:justify-single-word="false"/>
      <style:text-properties style:font-name="Monotype Corsiva" fo:font-size="18pt" fo:language="en" fo:country="GB" fo:font-style="normal" fo:font-weight="normal" officeooo:rsid="0034b16b" officeooo:paragraph-rsid="0034b16b" style:font-size-asian="15.75pt" style:font-style-asian="normal" style:font-weight-asian="normal" style:font-size-complex="18pt" style:font-style-complex="normal" style:font-weight-complex="normal"/>
    </style:style>
    <style:style style:name="P6" style:family="paragraph" style:parent-style-name="Standard">
      <style:paragraph-properties fo:text-align="start" style:justify-single-word="false"/>
      <style:text-properties style:font-name="Monotype Corsiva" fo:font-size="18pt" fo:language="en" fo:country="GB" fo:font-style="normal" fo:font-weight="normal" officeooo:rsid="00372aa5" officeooo:paragraph-rsid="00372aa5" style:font-size-asian="15.75pt" style:font-style-asian="normal" style:font-weight-asian="normal" style:font-size-complex="18pt" style:font-style-complex="normal" style:font-weight-complex="normal"/>
    </style:style>
    <style:style style:name="P7" style:family="paragraph" style:parent-style-name="Standard">
      <style:paragraph-properties fo:text-align="start" style:justify-single-word="false"/>
      <style:text-properties style:font-name="Monotype Corsiva" fo:font-size="18pt" fo:language="en" fo:country="GB" fo:font-style="normal" fo:font-weight="normal" officeooo:rsid="003922cf" officeooo:paragraph-rsid="003922cf" style:font-size-asian="15.75pt" style:font-style-asian="normal" style:font-weight-asian="normal" style:font-size-complex="18pt" style:font-style-complex="normal" style:font-weight-complex="normal"/>
    </style:style>
    <style:style style:name="P8" style:family="paragraph" style:parent-style-name="Standard">
      <style:paragraph-properties fo:text-align="start" style:justify-single-word="false"/>
      <style:text-properties style:font-name="Monotype Corsiva" fo:font-size="18pt" fo:language="en" fo:country="GB" fo:font-style="normal" fo:font-weight="normal" officeooo:rsid="003a647f" officeooo:paragraph-rsid="003a647f" style:font-size-asian="15.75pt" style:font-style-asian="normal" style:font-weight-asian="normal" style:font-size-complex="18pt" style:font-style-complex="normal" style:font-weight-complex="normal"/>
    </style:style>
    <style:style style:name="P9" style:family="paragraph" style:parent-style-name="Standard">
      <style:paragraph-properties fo:text-align="center" style:justify-single-word="false"/>
      <style:text-properties style:font-name="Times New Roman" fo:font-size="26pt" fo:language="en" fo:country="GB" fo:font-style="normal" fo:font-weight="bold" officeooo:rsid="002ea186" officeooo:paragraph-rsid="002ea186" style:font-size-asian="22.75pt" style:font-style-asian="normal" style:font-weight-asian="bold" style:font-size-complex="26pt" style:font-style-complex="normal" style:font-weight-complex="bold"/>
    </style:style>
    <style:style style:name="P10" style:family="paragraph" style:parent-style-name="Standard" style:list-style-name="L1">
      <style:paragraph-properties fo:text-align="start" style:justify-single-word="false"/>
      <style:text-properties style:font-name="Monotype Corsiva" fo:font-size="18pt" fo:language="en" fo:country="GB" fo:font-style="normal" fo:font-weight="normal" officeooo:rsid="003277a9" officeooo:paragraph-rsid="003277a9" style:font-size-asian="15.75pt" style:font-style-asian="normal" style:font-weight-asian="normal" style:font-size-complex="18pt" style:font-style-complex="normal" style:font-weight-complex="normal"/>
    </style:style>
    <style:style style:name="P11" style:family="paragraph" style:parent-style-name="Standard" style:list-style-name="L1">
      <style:paragraph-properties fo:text-align="start" style:justify-single-word="false"/>
      <style:text-properties style:font-name="Monotype Corsiva" fo:font-size="18pt" fo:language="en" fo:country="GB" fo:font-style="normal" fo:font-weight="normal" officeooo:rsid="003a64e1" officeooo:paragraph-rsid="003a64e1" style:font-size-asian="15.75pt" style:font-style-asian="normal" style:font-weight-asian="normal" style:font-size-complex="18pt" style:font-style-complex="normal" style:font-weight-complex="normal"/>
    </style:style>
    <style:style style:name="P12" style:family="paragraph" style:parent-style-name="Standard" style:list-style-name="L1">
      <style:paragraph-properties fo:text-align="start" style:justify-single-word="false"/>
      <style:text-properties style:font-name="Monotype Corsiva" fo:font-size="18pt" fo:language="en" fo:country="GB" fo:font-style="normal" fo:font-weight="normal" officeooo:rsid="003e6c40" officeooo:paragraph-rsid="003e6c40" style:font-size-asian="15.75pt" style:font-style-asian="normal" style:font-weight-asian="normal" style:font-size-complex="18pt" style:font-style-complex="normal" style:font-weight-complex="normal"/>
    </style:style>
    <style:style style:name="P13" style:family="paragraph" style:parent-style-name="Standard" style:list-style-name="L1">
      <style:paragraph-properties fo:text-align="start" style:justify-single-word="false"/>
      <style:text-properties style:font-name="Monotype Corsiva" fo:font-size="18pt" fo:language="en" fo:country="GB" fo:font-style="normal" fo:font-weight="normal" officeooo:rsid="0033a336" officeooo:paragraph-rsid="0033a336" style:font-size-asian="15.75pt" style:font-style-asian="normal" style:font-weight-asian="normal" style:font-size-complex="18pt" style:font-style-complex="normal" style:font-weight-complex="normal"/>
    </style:style>
    <style:style style:name="P14" style:family="paragraph" style:parent-style-name="Standard">
      <style:paragraph-properties fo:text-align="start" style:justify-single-word="false"/>
      <style:text-properties style:font-name="Monotype Corsiva" fo:font-size="18pt" fo:language="en" fo:country="GB" fo:font-style="normal" fo:font-weight="normal" officeooo:rsid="0033a336" officeooo:paragraph-rsid="0033a336" style:font-size-asian="15.75pt" style:font-style-asian="normal" style:font-weight-asian="normal" style:font-size-complex="18pt" style:font-style-complex="normal" style:font-weight-complex="normal"/>
    </style:style>
    <style:style style:name="P15" style:family="paragraph" style:parent-style-name="Standard" style:list-style-name="L2">
      <style:paragraph-properties fo:text-align="start" style:justify-single-word="false"/>
      <style:text-properties style:font-name="Monotype Corsiva" fo:font-size="18pt" fo:language="en" fo:country="GB" fo:font-style="normal" fo:font-weight="normal" officeooo:rsid="0033ebb4" officeooo:paragraph-rsid="0033ebb4" style:font-size-asian="15.75pt" style:font-style-asian="normal" style:font-weight-asian="normal" style:font-size-complex="18pt" style:font-style-complex="normal" style:font-weight-complex="normal"/>
    </style:style>
    <style:style style:name="P16" style:family="paragraph" style:parent-style-name="Standard">
      <style:paragraph-properties fo:text-align="start" style:justify-single-word="false"/>
      <style:text-properties style:font-name="Monotype Corsiva" fo:font-size="18pt" fo:language="en" fo:country="GB" fo:font-style="normal" fo:font-weight="normal" officeooo:rsid="0033ebb4" officeooo:paragraph-rsid="00170402" style:font-size-asian="15.75pt" style:font-style-asian="normal" style:font-weight-asian="normal" style:font-size-complex="18pt" style:font-style-complex="normal" style:font-weight-complex="normal"/>
    </style:style>
    <style:style style:name="P17" style:family="paragraph" style:parent-style-name="Standard" style:list-style-name="L2">
      <style:paragraph-properties fo:text-align="start" style:justify-single-word="false"/>
      <style:text-properties style:font-name="Monotype Corsiva" fo:font-size="18pt" fo:language="en" fo:country="GB" fo:font-style="normal" fo:font-weight="normal" officeooo:rsid="0034b16b" officeooo:paragraph-rsid="0034b16b" style:font-size-asian="15.75pt" style:font-style-asian="normal" style:font-weight-asian="normal" style:font-size-complex="18pt" style:font-style-complex="normal" style:font-weight-complex="normal"/>
    </style:style>
    <style:style style:name="P18" style:family="paragraph" style:parent-style-name="Standard">
      <style:paragraph-properties fo:text-align="start" style:justify-single-word="false"/>
      <style:text-properties style:font-name="Monotype Corsiva" fo:font-size="18pt" fo:language="en" fo:country="GB" fo:font-style="normal" fo:font-weight="normal" officeooo:rsid="0040cfa9" officeooo:paragraph-rsid="0040cfa9" style:font-size-asian="15.75pt" style:font-style-asian="normal" style:font-weight-asian="normal" style:font-size-complex="18pt" style:font-style-complex="normal" style:font-weight-complex="normal"/>
    </style:style>
    <style:style style:name="P19" style:family="paragraph" style:parent-style-name="Standard">
      <style:paragraph-properties fo:text-align="start" style:justify-single-word="false"/>
      <style:text-properties style:font-name="Monotype Corsiva" fo:font-size="18pt" fo:language="en" fo:country="GB" fo:font-style="normal" fo:font-weight="normal" officeooo:rsid="00306e00" officeooo:paragraph-rsid="00306e00" style:font-size-asian="15.75pt" style:font-style-asian="normal" style:font-weight-asian="normal" style:font-size-complex="18pt" style:font-style-complex="normal" style:font-weight-complex="normal"/>
    </style:style>
    <style:style style:name="P20" style:family="paragraph" style:parent-style-name="Standard">
      <style:paragraph-properties fo:text-align="center" style:justify-single-word="false"/>
      <style:text-properties style:font-name="Monotype Corsiva" fo:font-size="18pt" fo:language="en" fo:country="GB" fo:font-style="normal" fo:font-weight="normal" officeooo:rsid="00170402" officeooo:paragraph-rsid="00170402" style:font-size-asian="15.75pt" style:font-style-asian="normal" style:font-weight-asian="normal" style:font-size-complex="18pt" style:font-style-complex="normal" style:font-weight-complex="normal"/>
    </style:style>
    <style:style style:name="P21" style:family="paragraph" style:parent-style-name="Standard">
      <style:paragraph-properties fo:text-align="start" style:justify-single-word="false"/>
      <style:text-properties style:font-name="Monotype Corsiva" fo:font-size="18pt" fo:language="en" fo:country="GB" fo:font-style="normal" fo:font-weight="normal" officeooo:rsid="002ea186" officeooo:paragraph-rsid="002ea186" style:font-size-asian="15.75pt" style:font-style-asian="normal" style:font-weight-asian="normal" style:font-size-complex="18pt" style:font-style-complex="normal" style:font-weight-complex="normal"/>
    </style:style>
    <style:style style:name="P22" style:family="paragraph" style:parent-style-name="Standard">
      <style:paragraph-properties fo:text-align="start" style:justify-single-word="false"/>
      <style:text-properties style:font-name="Monotype Corsiva" fo:font-size="18pt" fo:language="en" fo:country="GB" fo:font-style="normal" fo:font-weight="normal" officeooo:rsid="001deaed" officeooo:paragraph-rsid="001deaed" style:font-size-asian="15.75pt" style:font-style-asian="normal" style:font-weight-asian="normal" style:font-size-complex="18pt" style:font-style-complex="normal" style:font-weight-complex="normal"/>
    </style:style>
    <style:style style:name="P23" style:family="paragraph" style:parent-style-name="Standard">
      <style:paragraph-properties fo:text-align="start" style:justify-single-word="false"/>
      <style:text-properties style:font-name="Arial" fo:font-size="18pt" fo:language="en" fo:country="GB" fo:font-style="italic" fo:font-weight="bold" officeooo:rsid="001c39f3" officeooo:paragraph-rsid="001c39f3" style:font-size-asian="15.75pt" style:font-style-asian="italic" style:font-weight-asian="bold" style:font-size-complex="18pt" style:font-style-complex="italic" style:font-weight-complex="bold"/>
    </style:style>
    <style:style style:name="P24" style:family="paragraph" style:parent-style-name="Standard">
      <style:paragraph-properties fo:text-align="end" style:justify-single-word="false"/>
      <style:text-properties style:font-name="Arial" fo:font-size="18pt" fo:language="en" fo:country="GB" fo:font-style="italic" fo:font-weight="bold" officeooo:rsid="001c39f3" officeooo:paragraph-rsid="001c39f3" style:font-size-asian="15.75pt" style:font-style-asian="italic" style:font-weight-asian="bold" style:font-size-complex="18pt" style:font-style-complex="italic" style:font-weight-complex="bold"/>
    </style:style>
    <style:style style:name="P25" style:family="paragraph" style:parent-style-name="Standard">
      <style:paragraph-properties fo:text-align="end" style:justify-single-word="false"/>
      <style:text-properties style:font-name="Times New Roman" fo:font-size="18pt" fo:language="en" fo:country="GB" fo:font-style="normal" fo:font-weight="normal" officeooo:rsid="001c39f3" officeooo:paragraph-rsid="001c39f3" style:font-size-asian="15.75pt" style:font-style-asian="normal" style:font-weight-asian="normal" style:font-size-complex="18pt" style:font-style-complex="normal" style:font-weight-complex="normal"/>
    </style:style>
    <style:style style:name="P26" style:family="paragraph" style:parent-style-name="Standard">
      <style:paragraph-properties fo:text-align="center" style:justify-single-word="false"/>
      <style:text-properties style:font-name="Times New Roman" fo:font-size="26pt" fo:language="en" fo:country="GB" fo:font-style="normal" fo:font-weight="bold" officeooo:rsid="000d09c2" officeooo:paragraph-rsid="000d09c2" style:font-size-asian="22.75pt" style:font-style-asian="normal" style:font-weight-asian="bold" style:font-size-complex="26pt" style:font-style-complex="normal" style:font-weight-complex="bold"/>
    </style:style>
    <style:style style:name="P27" style:family="paragraph" style:parent-style-name="Standard">
      <style:paragraph-properties fo:text-align="center" style:justify-single-word="false" fo:break-before="page"/>
      <style:text-properties style:font-name="Times New Roman" fo:font-size="26pt" fo:language="en" fo:country="GB" fo:font-style="normal" fo:font-weight="bold" officeooo:rsid="000d09c2" officeooo:paragraph-rsid="000d09c2" style:font-size-asian="22.75pt" style:font-style-asian="normal" style:font-weight-asian="bold" style:font-size-complex="26pt" style:font-style-complex="normal" style:font-weight-complex="bold"/>
    </style:style>
    <style:style style:name="T1" style:family="text">
      <style:text-properties officeooo:rsid="0040fdf0"/>
    </style:style>
    <style:style style:name="T2" style:family="text">
      <style:text-properties officeooo:rsid="0033ebb4"/>
    </style:style>
    <style:style style:name="T3" style:family="text">
      <style:text-properties officeooo:rsid="00362d65"/>
    </style:style>
    <style:style style:name="T4" style:family="text">
      <style:text-properties officeooo:rsid="0039dcd1"/>
    </style:style>
    <style:style style:name="T5" style:family="text">
      <style:text-properties officeooo:rsid="003be7d1"/>
    </style:style>
    <style:style style:name="T6" style:family="text">
      <style:text-properties officeooo:rsid="000d09c2"/>
    </style:style>
    <style:style style:name="T7" style:family="text">
      <style:text-properties officeooo:rsid="000db9c7"/>
    </style:style>
    <style:style style:name="T8" style:family="text">
      <style:text-properties officeooo:rsid="000dedaf"/>
    </style:style>
    <style:style style:name="T9" style:family="text">
      <style:text-properties officeooo:rsid="000f66d5"/>
    </style:style>
    <style:style style:name="T10" style:family="text">
      <style:text-properties fo:font-weight="bold" style:font-weight-asian="bold" style:font-weight-complex="bold"/>
    </style:style>
    <style:style style:name="T11" style:family="text">
      <style:text-properties officeooo:rsid="0015c73d"/>
    </style:style>
    <style:style style:name="T12" style:family="text">
      <style:text-properties officeooo:rsid="00171655"/>
    </style:style>
    <style:style style:name="T13" style:family="text">
      <style:text-properties officeooo:rsid="001a79d5"/>
    </style:style>
    <style:style style:name="T14" style:family="text">
      <style:text-properties officeooo:rsid="001e12c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6"/>
      <text:p text:style-name="P26"/>
      <text:p text:style-name="P26"/>
      <text:p text:style-name="P26"/>
      <text:p text:style-name="P26"/>
      <text:p text:style-name="P26">Internet of things: Home Automation</text:p>
      <text:p text:style-name="P9"/>
      <text:p text:style-name="P1"/>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Team Members:</text:p>
      <text:p text:style-name="P25">Shine Ali</text:p>
      <text:p text:style-name="P25">Govindh B</text:p>
      <text:p text:style-name="P25">Deepak J Puthukkaden</text:p>
      <text:p text:style-name="P25">Rohit Sreekumar</text:p>
      <text:p text:style-name="P25">Giridhar A K</text:p>
      <text:p text:style-name="P23"/>
      <text:p text:style-name="P23"/>
      <text:p text:style-name="P23"/>
      <text:p text:style-name="P23"/>
      <text:p text:style-name="P23"><text:soft-page-break/></text:p>
      <text:p text:style-name="P23"/>
      <text:p text:style-name="P23"/>
      <text:p text:style-name="P23"/>
      <text:p text:style-name="P23">Abstract</text:p>
      <text:p text:style-name="P1"/>
      <text:p text:style-name="P1">Home automation is one of the most <text:span text:style-name="T6">researched</text:span> topics in the present technological scenario. Home automation is <text:span text:style-name="T7">basically</text:span> an application of <text:span text:style-name="T10">Internet of Things</text:span> or <text:span text:style-name="T10">IoT</text:span>. Internet of things is an interconnection of all the appliances and devices that we use in our everyday life, it may be coffee vending machines, smart phones, medical monitors to huge weather stations. In the approach of internet of things, all devices work in a synchronised manner, i.e. all the devices work depending on other devices in one way or the other.</text:p>
      <text:p text:style-name="P1"/>
      <text:p text:style-name="P1">Consider this example of a coffee vending machine and a smart phone, the coffee vending machine works when the smart phone approaches the home, i.e. using the GPS system in the <text:span text:style-name="T8">smart phone</text:span>, when the phone comes inside a predefined radius from the house, it sends a message to the vending machine which will prepare coffee and hence when we reach our home, we will be greeted with a <text:span text:style-name="T8">hot </text:span>cup of coffee.!</text:p>
      <text:p text:style-name="P1"/>
      <text:p text:style-name="P2">In our project the are<text:span text:style-name="T9">a</text:span> which we are going to concentrate is home automation that works based on <text:span text:style-name="T10">real time data</text:span>. <text:span text:style-name="T11">It does the following functions:</text:span></text:p>
      <text:p text:style-name="P2"/>
      <text:list xml:id="list7876732338973845248" text:style-name="L1">
        <text:list-item>
          <text:p text:style-name="P10">Adaptive internal lighting</text:p>
        </text:list-item>
        <text:list-item>
          <text:p text:style-name="P10">Temperature controlled air-conditioning</text:p>
        </text:list-item>
        <text:list-item>
          <text:p text:style-name="P10">Automatic external lighting</text:p>
        </text:list-item>
        <text:list-item>
          <text:p text:style-name="P10">Automatic water pumping system</text:p>
        </text:list-item>
        <text:list-item>
          <text:p text:style-name="P11">Password enabled door lock using keypad</text:p>
        </text:list-item>
        <text:list-item>
          <text:p text:style-name="P12">Smart Music player</text:p>
        </text:list-item>
        <text:list-item>
          <text:p text:style-name="P13">Logging of all the control events</text:p>
          <text:p text:style-name="P13"/>
        </text:list-item>
      </text:list>
      <text:p text:style-name="P4"/>
      <text:p text:style-name="P4"/>
      <text:p text:style-name="P4">The system consists of a main processing unit, a microcontroller to interface <text:soft-page-break/>the different <text:span text:style-name="T2">modules, and the independent modules.</text:span></text:p>
      <text:p text:style-name="P4"/>
      <text:p text:style-name="P16">The main control system is implemented using a Raspberry Pi micro-computer. </text:p>
      <text:p text:style-name="P16"/>
      <text:p text:style-name="P20"><draw:frame draw:style-name="fr1" draw:name="Image1" text:anchor-type="paragraph" svg:width="17cm" svg:height="10.111cm" draw:z-index="0"><draw:image xlink:href="Pictures/2000000900005917000034FE9E63E8AA.svm" xlink:type="simple" xlink:show="embed" xlink:actuate="onLoad"/></draw:frame>Fig: Raspberry Pi</text:p>
      <text:p text:style-name="P16"/>
      <text:p text:style-name="P16">The main advantages of using Raspberry Pi are:</text:p>
      <text:list xml:id="list7902317963750973807" text:style-name="L2">
        <text:list-item>
          <text:p text:style-name="P15">It is a micro-computer</text:p>
          <text:p text:style-name="P15">Being a computer it has the advantage of supporting it's own OS, perform all computer related functions, and abundance of resources (it is equipped with an 800MHz processor, 512MB of RAM and also a graphic processor supporting full HD display which can be used to interface cameras and impliment GUI)</text:p>
        </text:list-item>
        <text:list-item>
          <text:p text:style-name="P17">Reduced cost</text:p>
          <text:p text:style-name="P17">Priced at <text:span text:style-name="T12">Rs.2200</text:span>, the Raspberry Pi can be considered as one of the cheapest computers in the world</text:p>
        </text:list-item>
        <text:list-item>
          <text:p text:style-name="P17">Data can be logged</text:p>
          <text:p text:style-name="P17">The Raspberry Pi has a permanent storage supported by an SD card and hence all the data from the sensors other devices can be logged which can be used to review and even optimise</text:p>
        </text:list-item>
      </text:list>
      <text:p text:style-name="P5"/>
      <text:p text:style-name="P5"><text:soft-page-break/></text:p>
      <text:p text:style-name="P5">Though the Raspberry Pi has the numerous advantages, it also has the disadvantage of having limited number of pins for connecting external peripherals to it. So to compensate that, we use a microcontroller and interface <text:span text:style-name="T13">with the Raspberry Pi </text:span>so that, all the external peripherals can be connected to the micr<text:span text:style-name="T3">o</text:span>controller which has the abundance of digital and analogue pins, which can be then controlled from the Raspberry Pi via the microcontroller. </text:p>
      <text:p text:style-name="P5"/>
      <text:p text:style-name="P6">The various functions mentioned above are controlled using the following devices.</text:p>
      <text:p text:style-name="P6"/>
      <text:p text:style-name="P6">Adaptive internal lighting: This uses a photoresistor that changes it's resistance with the intensity of light present which is given as input to the microcontroller which then correspondingly controls a LED light by varying it's brightness.</text:p>
      <text:p text:style-name="P6"/>
      <text:p text:style-name="P7">Temperature controlled air-conditioning: This is implemented using a thermistor, which again varies it's resistance w.r.t. the temperature which is fed into the analogue pins of the microcontroller. It converts the data into digital and in the prototype that we are developing simply logs the data. <text:span text:style-name="T4">It can be used to control an air-conditioning system.</text:span></text:p>
      <text:p text:style-name="P7"/>
      <text:p text:style-name="P8">Automatic external lighting system: This is also implemented using a photoresistor but then the only difference is that, it is not adaptive. If the amount of light falls below a threshold value the light will turn on.</text:p>
      <text:p text:style-name="P8"/>
      <text:p text:style-name="P3">Keypad <text:span text:style-name="T5">assisted door entry: A keypad is interfaced with the microcontroller which is then connected to a door lock system. The door lock gets activated when the correct pin is entered.</text:span></text:p>
      <text:p text:style-name="P3"/>
      <text:p text:style-name="P18">Integrated Home entertainment system: <text:span text:style-name="T1">A music player is also integrated with the automation system that can be controlled by the user.</text:span></text:p>
      <text:p text:style-name="P18"/>
      <text:p text:style-name="P22">All the events that take place are logged in the Raspberry Pi so that it can be reviewed later and also the data can be used to optimise the performance and <text:span text:style-name="T14">make it to suit our nee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10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9T14:09:23.039000000</meta:creation-date>
    <dc:date>2014-05-19T14:35:35.161000000</dc:date>
    <meta:editing-duration>PT25M45S</meta:editing-duration>
    <meta:editing-cycles>21</meta:editing-cycles>
    <meta:generator>LibreOffice/4.2.4.2$Windows_x86 LibreOffice_project/63150712c6d317d27ce2db16eb94c2f3d7b699f8</meta:generator>
    <meta:document-statistic meta:table-count="0" meta:image-count="1" meta:object-count="0" meta:page-count="4" meta:paragraph-count="37" meta:word-count="701" meta:character-count="4158" meta:non-whitespace-character-count="3505"/>
  </office:meta>
</office:document-meta>
</file>